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fo:font-weight="bold" officeooo:rsid="001c9336" style:font-weight-asian="bold" style:font-weight-complex="bold"/>
    </style:style>
    <style:style style:name="T8" style:family="text">
      <style:text-properties officeooo:rsid="0019a557"/>
    </style:style>
    <style:style style:name="T9" style:family="text">
      <style:text-properties officeooo:rsid="001c93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9">Ronald</text:span> Doe</text:p>
      <text:p text:style-name="P7"/>
      <text:p text:style-name="P7"><text:span text:style-name="T3">D.O.B:</text:span> <text:span text:style-name="T9">01</text:span>/<text:span text:style-name="T9">14</text:span>/<text:span text:style-name="T9">1987</text:span></text:p>
      <text:p text:style-name="P7"/>
      <text:p text:style-name="P5">Location: <text:span text:style-name="T7">45</text:span><text:span text:style-name="T5"> </text:span><text:span text:style-name="T7">Galaxy</text:span><text:span text:style-name="T6"> </text:span><text:span text:style-name="T7">Drive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draw:fill="solid" draw:fill-color="#a9a9a9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a9a9a9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7T09:26:21.643095215</dc:date>
    <meta:editing-duration>PT1H12M3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202" meta:non-whitespace-character-count="177"/>
  </office:meta>
</office:document-meta>
</file>